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0000ff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8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5</text:p>
          </table:table-cell>
          <table:table-cell office:value-type="string">
            <text:p>“It's the police lieutenant, Haynes.”</text:p>
          </table:table-cell>
          <table:table-cell table:formula="of:=LEFT([.C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0</text:p>
          </table:table-cell>
          <table:table-cell office:value-type="string">
            <text:p>“There's no dirt on his shoes. That's how we know he was dragged to this location.”</text:p>
          </table:table-cell>
          <table:table-cell table:formula="of:=LEFT([.C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formula="of:=LEFT([.C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1</text:p>
          </table:table-cell>
          <table:table-cell office:value-type="string">
            <text:p>“Maybe.”</text:p>
          </table:table-cell>
          <table:table-cell table:formula="of:=LEFT([.C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formula="of:=LEFT([.C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2</text:p>
          </table:table-cell>
          <table:table-cell office:value-type="string">
            <text:p>“There's something hidden inside the heel.”</text:p>
          </table:table-cell>
          <table:table-cell table:formula="of:=LEFT([.C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formula="of:=LEFT([.C1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formula="of:=LEFT([.C1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formula="of:=LEFT([.C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formula="of:=LEFT([.C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5</text:p>
          </table:table-cell>
          <table:table-cell office:value-type="string">
            <text:p>“Hm...”</text:p>
          </table:table-cell>
          <table:table-cell table:formula="of:=LEFT([.C2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6</text:p>
          </table:table-cell>
          <table:table-cell office:value-type="string">
            <text:p>“Brick.”</text:p>
          </table:table-cell>
          <table:table-cell table:formula="of:=LEFT([.C2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2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72</text:p>
          </table:table-cell>
          <table:table-cell office:value-type="string">
            <text:p>“Nice badge.”</text:p>
          </table:table-cell>
          <table:table-cell table:formula="of:=LEFT([.C2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7</text:p>
          </table:table-cell>
          <table:table-cell office:value-type="string">
            <text:p>“Cool revolver.”</text:p>
          </table:table-cell>
          <table:table-cell table:formula="of:=LEFT([.C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formula="of:=LEFT([.C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formula="of:=LEFT([.C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formula="of:=LEFT([.C39]; 4)" office:value-type="string" office:string-value="HAYN">
            <text:p>HAY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formula="of:=LEFT([.C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formula="of:=LEFT([.C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formula="of:=LEFT([.C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formula="of:=LEFT([.C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formula="of:=LEFT([.C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formula="of:=LEFT([.C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formula="of:=LEFT([.C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formula="of:=LEFT([.C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formula="of:=LEFT([.C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15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formula="of:=LEFT([.C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formula="of:=LEFT([.C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formula="of:=LEFT([.C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formula="of:=LEFT([.C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formula="of:=LEFT([.C5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formula="of:=LEFT([.C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/>
          <table:covered-table-cell table:formula="of:=LEFT([.C6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formula="of:=LEFT([.C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formula="of:=LEFT([.C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formula="of:=LEFT([.C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formula="of:=LEFT([.C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formula="of:=LEFT([.C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formula="of:=LEFT([.C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formula="of:=LEFT([.C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formula="of:=LEFT([.C70]; 4)" office:value-type="string" office:string-value="HAYN">
            <text:p>HAY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formula="of:=LEFT([.C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formula="of:=LEFT([.C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formula="of:=LEFT([.C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formula="of:=LEFT([.C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formula="of:=LEFT([.C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formula="of:=LEFT([.C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15" office:value-type="string">
            <text:p>*nothing, just a game over*</text:p>
          </table:table-cell>
          <table:table-cell table:style-name="ce2"/>
          <table:table-cell table:formula="of:=LEFT([.C79]; 4)" office:value-type="string" office:string-value="*not">
            <text:p>*not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formula="of:=LEFT([.C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/>
          <table:covered-table-cell table:formula="of:=LEFT([.C8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formula="of:=LEFT([.C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formula="of:=LEFT([.C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formula="of:=LEFT([.C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formula="of:=LEFT([.C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formula="of:=LEFT([.C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formula="of:=LEFT([.C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formula="of:=LEFT([.C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formula="of:=LEFT([.C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formula="of:=LEFT([.C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formula="of:=LEFT([.C9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formula="of:=LEFT([.C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formula="of:=LEFT([.C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formula="of:=LEFT([.C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formula="of:=LEFT([.C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formula="of:=LEFT([.C1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formula="of:=LEFT([.C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formula="of:=LEFT([.C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formula="of:=LEFT([.C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formula="of:=LEFT([.C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formula="of:=LEFT([.C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formula="of:=LEFT([.C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formula="of:=LEFT([.C1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formula="of:=LEFT([.C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formula="of:=LEFT([.C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formula="of:=LEFT([.C1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formula="of:=LEFT([.C1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formula="of:=LEFT([.C114]; 4)" office:value-type="string" office:string-value="SYLV">
            <text:p>SYLV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formula="of:=LEFT([.C1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formula="of:=LEFT([.C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formula="of:=LEFT([.C11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formula="of:=LEFT([.C11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formula="of:=LEFT([.C1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formula="of:=LEFT([.C121]; 4)" office:value-type="string" office:string-value="SYLV">
            <text:p>SYLV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formula="of:=LEFT([.C12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formula="of:=LEFT([.C12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formula="of:=LEFT([.C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formula="of:=LEFT([.C12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/>
          <table:table-cell/>
          <table:table-cell table:formula="of:=LEFT([.C1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2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formula="of:=LEFT([.C1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formula="of:=LEFT([.C13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3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formula="of:=LEFT([.C1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formula="of:=LEFT([.C13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formula="of:=LEFT([.C1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formula="of:=LEFT([.C13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formula="of:=LEFT([.C1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formula="of:=LEFT([.C1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formula="of:=LEFT([.C1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formula="of:=LEFT([.C1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formula="of:=LEFT([.C1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5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formula="of:=LEFT([.C1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formula="of:=LEFT([.C1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/>
          <table:covered-table-cell table:formula="of:=LEFT([.C15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formula="of:=LEFT([.C15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formula="of:=LEFT([.C157]; 4)" office:value-type="string" office:string-value="LIAR">
            <text:p>LI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formula="of:=LEFT([.C1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formula="of:=LEFT([.C1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formula="of:=LEFT([.C1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formula="of:=LEFT([.C1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formula="of:=LEFT([.C1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formula="of:=LEFT([.C1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formula="of:=LEFT([.C1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formula="of:=LEFT([.C1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formula="of:=LEFT([.C1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formula="of:=LEFT([.C1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formula="of:=LEFT([.C1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formula="of:=LEFT([.C1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formula="of:=LEFT([.C1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formula="of:=LEFT([.C1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formula="of:=LEFT([.C17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formula="of:=LEFT([.C1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formula="of:=LEFT([.C17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formula="of:=LEFT([.C1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formula="of:=LEFT([.C18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formula="of:=LEFT([.C1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formula="of:=LEFT([.C183]; 4)" office:value-type="string" office:string-value="HAYN">
            <text:p>HAY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formula="of:=LEFT([.C1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formula="of:=LEFT([.C1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formula="of:=LEFT([.C1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formula="of:=LEFT([.C18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formula="of:=LEFT([.C1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formula="of:=LEFT([.C1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formula="of:=LEFT([.C19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formula="of:=LEFT([.C19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formula="of:=LEFT([.C19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formula="of:=LEFT([.C1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formula="of:=LEFT([.C1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formula="of:=LEFT([.C1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formula="of:=LEFT([.C19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formula="of:=LEFT([.C19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formula="of:=LEFT([.C2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/>
          <table:covered-table-cell table:formula="of:=LEFT([.C20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formula="of:=LEFT([.C2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formula="of:=LEFT([.C20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formula="of:=LEFT([.C2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formula="of:=LEFT([.C2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formula="of:=LEFT([.C2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formula="of:=LEFT([.C2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formula="of:=LEFT([.C2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formula="of:=LEFT([.C2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formula="of:=LEFT([.C2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formula="of:=LEFT([.C21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formula="of:=LEFT([.C21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formula="of:=LEFT([.C2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formula="of:=LEFT([.C2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formula="of:=LEFT([.C2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8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formula="of:=LEFT([.C2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formula="of:=LEFT([.C2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formula="of:=LEFT([.C2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formula="of:=LEFT([.C2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formula="of:=LEFT([.C2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/>
          <table:covered-table-cell table:formula="of:=LEFT([.C22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formula="of:=LEFT([.C230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formula="of:=LEFT([.C23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formula="of:=LEFT([.C23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formula="of:=LEFT([.C2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formula="of:=LEFT([.C23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formula="of:=LEFT([.C2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formula="of:=LEFT([.C2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formula="of:=LEFT([.C2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formula="of:=LEFT([.C2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formula="of:=LEFT([.C2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formula="of:=LEFT([.C2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formula="of:=LEFT([.C24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formula="of:=LEFT([.C2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formula="of:=LEFT([.C24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formula="of:=LEFT([.C2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formula="of:=LEFT([.C24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formula="of:=LEFT([.C2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formula="of:=LEFT([.C25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formula="of:=LEFT([.C2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formula="of:=LEFT([.C2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formula="of:=LEFT([.C25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formula="of:=LEFT([.C2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formula="of:=LEFT([.C2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formula="of:=LEFT([.C25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formula="of:=LEFT([.C2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formula="of:=LEFT([.C26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formula="of:=LEFT([.C2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formula="of:=LEFT([.C2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formula="of:=LEFT([.C2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formula="of:=LEFT([.C2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formula="of:=LEFT([.C2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formula="of:=LEFT([.C2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formula="of:=LEFT([.C2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formula="of:=LEFT([.C2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formula="of:=LEFT([.C2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7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formula="of:=LEFT([.C278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formula="of:=LEFT([.C2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formula="of:=LEFT([.C2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formula="of:=LEFT([.C2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formula="of:=LEFT([.C2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formula="of:=LEFT([.C2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88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formula="of:=LEFT([.C289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formula="of:=LEFT([.C2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formula="of:=LEFT([.C29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2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2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formula="of:=LEFT([.C2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formula="of:=LEFT([.C2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formula="of:=LEFT([.C2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formula="of:=LEFT([.C300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formula="of:=LEFT([.C30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formula="of:=LEFT([.C30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formula="of:=LEFT([.C3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3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formula="of:=LEFT([.C3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formula="of:=LEFT([.C3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formula="of:=LEFT([.C310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formula="of:=LEFT([.C31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formula="of:=LEFT([.C31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formula="of:=LEFT([.C31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formula="of:=LEFT([.C314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formula="of:=LEFT([.C3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formula="of:=LEFT([.C3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formula="of:=LEFT([.C3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9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formula="of:=LEFT([.C32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formula="of:=LEFT([.C3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formula="of:=LEFT([.C32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formula="of:=LEFT([.C3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formula="of:=LEFT([.C3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formula="of:=LEFT([.C3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formula="of:=LEFT([.C32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formula="of:=LEFT([.C3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formula="of:=LEFT([.C3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formula="of:=LEFT([.C33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formula="of:=LEFT([.C3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formula="of:=LEFT([.C3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formula="of:=LEFT([.C3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formula="of:=LEFT([.C3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formula="of:=LEFT([.C3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formula="of:=LEFT([.C3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formula="of:=LEFT([.C3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Let's get out of here, then. I'll take you back to your apartment.”</text:p>
          </table:table-cell>
          <table:table-cell table:formula="of:=LEFT([.C34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16" office:value-type="string">
            <text:p>MAVI316</text:p>
          </table:table-cell>
          <table:table-cell office:value-type="string">
            <text:p>“Right behind you.”</text:p>
          </table:table-cell>
          <table:table-cell table:formula="of:=LEFT([.C3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formula="of:=LEFT([.C3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formula="of:=LEFT([.C3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formula="of:=LEFT([.C3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formula="of:=LEFT([.C3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7" office:value-type="string">
            <text:p>MAVI317</text:p>
          </table:table-cell>
          <table:table-cell office:value-type="string">
            <text:p>“Wow, he really did it.”</text:p>
          </table:table-cell>
          <table:table-cell table:formula="of:=LEFT([.C3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/>
          <table:covered-table-cell table:formula="of:=LEFT([.C35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formula="of:=LEFT([.C3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formula="of:=LEFT([.C3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formula="of:=LEFT([.C3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1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formula="of:=LEFT([.C3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formula="of:=LEFT([.C3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formula="of:=LEFT([.C3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formula="of:=LEFT([.C3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/>
          <table:covered-table-cell table:formula="of:=LEFT([.C3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formula="of:=LEFT([.C3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formula="of:=LEFT([.C3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formula="of:=LEFT([.C3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formula="of:=LEFT([.C37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formula="of:=LEFT([.C3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formula="of:=LEFT([.C3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formula="of:=LEFT([.C37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formula="of:=LEFT([.C3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formula="of:=LEFT([.C3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formula="of:=LEFT([.C382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formula="of:=LEFT([.C38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formula="of:=LEFT([.C3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formula="of:=LEFT([.C3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formula="of:=LEFT([.C3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formula="of:=LEFT([.C38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formula="of:=LEFT([.C3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formula="of:=LEFT([.C38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formula="of:=LEFT([.C39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formula="of:=LEFT([.C391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formula="of:=LEFT([.C3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formula="of:=LEFT([.C3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formula="of:=LEFT([.C39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formula="of:=LEFT([.C3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formula="of:=LEFT([.C39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formula="of:=LEFT([.C39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formula="of:=LEFT([.C4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formula="of:=LEFT([.C4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formula="of:=LEFT([.C40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formula="of:=LEFT([.C4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formula="of:=LEFT([.C406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formula="of:=LEFT([.C407]; 4)" office:value-type="string" office:string-value="HOME">
            <text:p>HOM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formula="of:=LEFT([.C40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formula="of:=LEFT([.C4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formula="of:=LEFT([.C41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formula="of:=LEFT([.C4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formula="of:=LEFT([.C4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formula="of:=LEFT([.C4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15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formula="of:=LEFT([.C4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/>
          <table:covered-table-cell table:formula="of:=LEFT([.C42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formula="of:=LEFT([.C424]; 4)" office:value-type="string" office:string-value="ROBB">
            <text:p>ROB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formula="of:=LEFT([.C425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formula="of:=LEFT([.C4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formula="of:=LEFT([.C42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8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formula="of:=LEFT([.C428]; 4)" office:value-type="string" office:string-value="MAVI">
            <text:p>MAVI</text:p>
          </table:table-cell>
          <table:table-cell table:style-name="ce2"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formula="of:=LEFT([.C4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formula="of:=LEFT([.C4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5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formula="of:=LEFT([.C4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formula="of:=LEFT([.C4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formula="of:=LEFT([.C4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formula="of:=LEFT([.C4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formula="of:=LEFT([.C44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formula="of:=LEFT([.C4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formula="of:=LEFT([.C44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formula="of:=LEFT([.C4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formula="of:=LEFT([.C44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formula="of:=LEFT([.C4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formula="of:=LEFT([.C44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formula="of:=LEFT([.C4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5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formula="of:=LEFT([.C4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formula="of:=LEFT([.C45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formula="of:=LEFT([.C454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formula="of:=LEFT([.C455]; 4)" office:value-type="string" office:string-value="BOUN">
            <text:p>BOU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formula="of:=LEFT([.C4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formula="of:=LEFT([.C45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formula="of:=LEFT([.C458]; 4)" office:value-type="string" office:string-value="BOUN">
            <text:p>BOU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formula="of:=LEFT([.C4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formula="of:=LEFT([.C46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formula="of:=LEFT([.C4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formula="of:=LEFT([.C463]; 4)" office:value-type="string" office:string-value="BOUN">
            <text:p>BOU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formula="of:=LEFT([.C46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formula="of:=LEFT([.C4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formula="of:=LEFT([.C46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formula="of:=LEFT([.C4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formula="of:=LEFT([.C4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formula="of:=LEFT([.C47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formula="of:=LEFT([.C4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formula="of:=LEFT([.C4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formula="of:=LEFT([.C47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formula="of:=LEFT([.C4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formula="of:=LEFT([.C4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480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formula="of:=LEFT([.C481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formula="of:=LEFT([.C4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formula="of:=LEFT([.C48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formula="of:=LEFT([.C48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formula="of:=LEFT([.C485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formula="of:=LEFT([.C48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formula="of:=LEFT([.C48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formula="of:=LEFT([.C4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formula="of:=LEFT([.C489]; 4)" office:value-type="string" office:string-value="BOUN">
            <text:p>BOU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formula="of:=LEFT([.C4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formula="of:=LEFT([.C4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formula="of:=LEFT([.C49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formula="of:=LEFT([.C4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formula="of:=LEFT([.C49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formula="of:=LEFT([.C4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/>
          <table:covered-table-cell table:formula="of:=LEFT([.C49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C50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C50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C50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C5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C50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C50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formula="of:=LEFT([.C5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C50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C5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C50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C51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C51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formula="of:=LEFT([.C51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C51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formula="of:=LEFT([.C51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formula="of:=LEFT([.C51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formula="of:=LEFT([.C5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formula="of:=LEFT([.C51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formula="of:=LEFT([.C51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C5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C5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C5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formula="of:=LEFT([.C52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formula="of:=LEFT([.C5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formula="of:=LEFT([.C52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C525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formula="of:=LEFT([.C52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formula="of:=LEFT([.C5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28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formula="of:=LEFT([.C5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3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C53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4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C5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C54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C5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C54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C5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C5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C54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C5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formula="of:=LEFT([.C550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C5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formula="of:=LEFT([.C55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C553]; 4)" office:value-type="string" office:string-value="LORI">
            <text:p>LOR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C55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C5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C55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57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C5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C55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C56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C5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C56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C56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C566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C56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C56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C5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C57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C5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C57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C5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C5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C57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formula="of:=LEFT([.C5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8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8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formula="of:=LEFT([.C584]; 4)" office:value-type="string" office:string-value="BARB">
            <text:p>BAR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formula="of:=LEFT([.C58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formula="of:=LEFT([.C58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C5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9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9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C5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formula="of:=LEFT([.C59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formula="of:=LEFT([.C59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9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C5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formula="of:=LEFT([.C59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C5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formula="of:=LEFT([.C59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formula="of:=LEFT([.C6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C60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formula="of:=LEFT([.C60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formula="of:=LEFT([.C60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C6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C60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formula="of:=LEFT([.C608]; 4)" office:value-type="string" office:string-value="BARB">
            <text:p>BAR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C6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C61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C61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C6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C6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C6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9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C6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C62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C6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C6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formula="of:=LEFT([.C6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formula="of:=LEFT([.C62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C6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formula="of:=LEFT([.C63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C63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C6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C63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C6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C63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C6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formula="of:=LEFT([.C63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C6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formula="of:=LEFT([.C63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C6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C6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C64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C64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C64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formula="of:=LEFT([.C645]; 4)" office:value-type="string" office:string-value="BARB">
            <text:p>BAR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C6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C64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formula="of:=LEFT([.C648]; 4)" office:value-type="string" office:string-value="BARB">
            <text:p>BARB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C649]; 4)" office:value-type="string" office:string-value="LORI">
            <text:p>LOR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C650]; 4)" office:value-type="string" office:string-value="LORI">
            <text:p>LOR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C651]; 4)" office:value-type="string" office:string-value="LORI">
            <text:p>LOR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C65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53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/>
          <table:covered-table-cell table:formula="of:=LEFT([.C654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formula="of:=LEFT([.C65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formula="of:=LEFT([.C6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formula="of:=LEFT([.C6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formula="of:=LEFT([.C65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formula="of:=LEFT([.C6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formula="of:=LEFT([.C66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formula="of:=LEFT([.C6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formula="of:=LEFT([.C6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formula="of:=LEFT([.C6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formula="of:=LEFT([.C6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formula="of:=LEFT([.C6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formula="of:=LEFT([.C6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formula="of:=LEFT([.C6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formula="of:=LEFT([.C6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3</text:p>
          </table:table-cell>
          <table:table-cell table:style-name="ce16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formula="of:=LEFT([.C67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formula="of:=LEFT([.C6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formula="of:=LEFT([.C6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formula="of:=LEFT([.C6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formula="of:=LEFT([.C6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formula="of:=LEFT([.C6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formula="of:=LEFT([.C6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formula="of:=LEFT([.C6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formula="of:=LEFT([.C6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formula="of:=LEFT([.C6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formula="of:=LEFT([.C6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formula="of:=LEFT([.C6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/>
          <table:covered-table-cell table:formula="of:=LEFT([.C698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formula="of:=LEFT([.C6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formula="of:=LEFT([.C7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1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formula="of:=LEFT([.C70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formula="of:=LEFT([.C70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formula="of:=LEFT([.C704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formula="of:=LEFT([.C7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formula="of:=LEFT([.C70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formula="of:=LEFT([.C7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formula="of:=LEFT([.C70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formula="of:=LEFT([.C71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formula="of:=LEFT([.C71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formula="of:=LEFT([.C71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formula="of:=LEFT([.C7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formula="of:=LEFT([.C71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formula="of:=LEFT([.C7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formula="of:=LEFT([.C7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formula="of:=LEFT([.C7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formula="of:=LEFT([.C7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formula="of:=LEFT([.C7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5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8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formula="of:=LEFT([.C7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formula="of:=LEFT([.C7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formula="of:=LEFT([.C7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formula="of:=LEFT([.C7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formula="of:=LEFT([.C7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formula="of:=LEFT([.C735]; 4)" office:value-type="string" office:string-value="MAV1">
            <text:p>MAV1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6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formula="of:=LEFT([.C7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formula="of:=LEFT([.C7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formula="of:=LEFT([.C7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formula="of:=LEFT([.C7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2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formula="of:=LEFT([.C7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formula="of:=LEFT([.C7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formula="of:=LEFT([.C7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6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formula="of:=LEFT([.C7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formula="of:=LEFT([.C74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formula="of:=LEFT([.C7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0]; 4)">
            <text:p/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formula="of:=LEFT([.C7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formula="of:=LEFT([.C75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formula="of:=LEFT([.C75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formula="of:=LEFT([.C755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formula="of:=LEFT([.C75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7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formula="of:=LEFT([.C758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formula="of:=LEFT([.C75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formula="of:=LEFT([.C76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formula="of:=LEFT([.C76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formula="of:=LEFT([.C7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4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formula="of:=LEFT([.C765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formula="of:=LEFT([.C766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formula="of:=LEFT([.C76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formula="of:=LEFT([.C76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formula="of:=LEFT([.C76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formula="of:=LEFT([.C77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formula="of:=LEFT([.C7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formula="of:=LEFT([.C77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formula="of:=LEFT([.C7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formula="of:=LEFT([.C77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formula="of:=LEFT([.C7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formula="of:=LEFT([.C77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formula="of:=LEFT([.C780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formula="of:=LEFT([.C78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formula="of:=LEFT([.C7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formula="of:=LEFT([.C7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formula="of:=LEFT([.C7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formula="of:=LEFT([.C7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formula="of:=LEFT([.C787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formula="of:=LEFT([.C78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formula="of:=LEFT([.C78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formula="of:=LEFT([.C7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formula="of:=LEFT([.C791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formula="of:=LEFT([.C792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formula="of:=LEFT([.C79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formula="of:=LEFT([.C794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formula="of:=LEFT([.C79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formula="of:=LEFT([.C7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formula="of:=LEFT([.C7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formula="of:=LEFT([.C7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formula="of:=LEFT([.C799]; 4)" office:value-type="string" office:string-value="JEFF">
            <text:p>JEFF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formula="of:=LEFT([.C8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formula="of:=LEFT([.C8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formula="of:=LEFT([.C80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3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formula="of:=LEFT([.C8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formula="of:=LEFT([.C8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formula="of:=LEFT([.C8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formula="of:=LEFT([.C8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/>
          <table:covered-table-cell table:formula="of:=LEFT([.C8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formula="of:=LEFT([.C8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formula="of:=LEFT([.C8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formula="of:=LEFT([.C8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formula="of:=LEFT([.C8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formula="of:=LEFT([.C8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formula="of:=LEFT([.C8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formula="of:=LEFT([.C8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formula="of:=LEFT([.C8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formula="of:=LEFT([.C8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formula="of:=LEFT([.C8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6" office:value-type="string">
            <text:p>MAVI409</text:p>
          </table:table-cell>
          <table:table-cell office:value-type="string">
            <text:p>“The safe is locked.”</text:p>
          </table:table-cell>
          <table:table-cell table:formula="of:=LEFT([.C8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formula="of:=LEFT([.C83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formula="of:=LEFT([.C8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formula="of:=LEFT([.C8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formula="of:=LEFT([.C8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formula="of:=LEFT([.C8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formula="of:=LEFT([.C8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formula="of:=LEFT([.C8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formula="of:=LEFT([.C8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formula="of:=LEFT([.C8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formula="of:=LEFT([.C8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formula="of:=LEFT([.C8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formula="of:=LEFT([.C8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formula="of:=LEFT([.C8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formula="of:=LEFT([.C855]; 4)" office:value-type="string" office:string-value="TAPE">
            <text:p>TAP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formula="of:=LEFT([.C856]; 4)" office:value-type="string" office:string-value="TAPE">
            <text:p>TAP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formula="of:=LEFT([.C857]; 4)" office:value-type="string" office:string-value="TAPE">
            <text:p>TAP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formula="of:=LEFT([.C858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formula="of:=LEFT([.C8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formula="of:=LEFT([.C8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formula="of:=LEFT([.C862]; 4)" office:value-type="string" office:string-value="TAPE">
            <text:p>TAP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formula="of:=LEFT([.C8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/>
          <table:covered-table-cell table:formula="of:=LEFT([.C86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formula="of:=LEFT([.C8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formula="of:=LEFT([.C8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formula="of:=LEFT([.C8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formula="of:=LEFT([.C8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formula="of:=LEFT([.C8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formula="of:=LEFT([.C8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formula="of:=LEFT([.C8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formula="of:=LEFT([.C8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formula="of:=LEFT([.C879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formula="of:=LEFT([.C8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formula="of:=LEFT([.C8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formula="of:=LEFT([.C8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/>
          <table:covered-table-cell table:formula="of:=LEFT([.C88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formula="of:=LEFT([.C8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formula="of:=LEFT([.C8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formula="of:=LEFT([.C8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formula="of:=LEFT([.C8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formula="of:=LEFT([.C8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formula="of:=LEFT([.C8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formula="of:=LEFT([.C8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formula="of:=LEFT([.C8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formula="of:=LEFT([.C8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0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formula="of:=LEFT([.C9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0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3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formula="of:=LEFT([.C9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formula="of:=LEFT([.C9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formula="of:=LEFT([.C9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formula="of:=LEFT([.C9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formula="of:=LEFT([.C9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formula="of:=LEFT([.C9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formula="of:=LEFT([.C916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formula="of:=LEFT([.C9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formula="of:=LEFT([.C9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9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formula="of:=LEFT([.C9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/>
          <table:covered-table-cell table:formula="of:=LEFT([.C92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3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formula="of:=LEFT([.C9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formula="of:=LEFT([.C9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15" office:value-type="string">
            <text:p>MAVI463</text:p>
          </table:table-cell>
          <table:table-cell office:value-type="string">
            <text:p>“Someone's coming.”</text:p>
          </table:table-cell>
          <table:table-cell table:formula="of:=LEFT([.C9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2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29]; 4)" office:value-type="string" office:string-value="HAYN">
            <text:p>HAY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formula="of:=LEFT([.C9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2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formula="of:=LEFT([.C93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formula="of:=LEFT([.C94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formula="of:=LEFT([.C94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formula="of:=LEFT([.C943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4]; 4)" office:value-type="string" office:string-value="HAYN">
            <text:p>HAY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formula="of:=LEFT([.C9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formula="of:=LEFT([.C946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formula="of:=LEFT([.C94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formula="of:=LEFT([.C948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formula="of:=LEFT([.C950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formula="of:=LEFT([.C9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formula="of:=LEFT([.C95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formula="of:=LEFT([.C95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formula="of:=LEFT([.C95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formula="of:=LEFT([.C955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formula="of:=LEFT([.C956]; 4)" office:value-type="string" office:string-value="SYLV">
            <text:p>SYLV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formula="of:=LEFT([.C957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formula="of:=LEFT([.C958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formula="of:=LEFT([.C959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formula="of:=LEFT([.C9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64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formula="of:=LEFT([.C9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/>
          <table:covered-table-cell table:formula="of:=LEFT([.C9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formula="of:=LEFT([.C970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formula="of:=LEFT([.C97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7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formula="of:=LEFT([.C9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formula="of:=LEFT([.C9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formula="of:=LEFT([.C9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formula="of:=LEFT([.C9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formula="of:=LEFT([.C9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formula="of:=LEFT([.C9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formula="of:=LEFT([.C9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formula="of:=LEFT([.C9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formula="of:=LEFT([.C9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formula="of:=LEFT([.C9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formula="of:=LEFT([.C9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formula="of:=LEFT([.C9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formula="of:=LEFT([.C9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formula="of:=LEFT([.C9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formula="of:=LEFT([.C9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formula="of:=LEFT([.C9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formula="of:=LEFT([.C9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formula="of:=LEFT([.C9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formula="of:=LEFT([.C9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formula="of:=LEFT([.C9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formula="of:=LEFT([.C9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formula="of:=LEFT([.C9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0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formula="of:=LEFT([.C10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formula="of:=LEFT([.C10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formula="of:=LEFT([.C10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formula="of:=LEFT([.C10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formula="of:=LEFT([.C10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formula="of:=LEFT([.C10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formula="of:=LEFT([.C10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formula="of:=LEFT([.C10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formula="of:=LEFT([.C10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formula="of:=LEFT([.C10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/>
          <table:covered-table-cell table:formula="of:=LEFT([.C101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 damn dirty dog! You're under arrest!”</text:p>
          </table:table-cell>
          <table:table-cell table:formula="of:=LEFT([.C101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formula="of:=LEFT([.C1018]; 4)" office:value-type="string" office:string-value="CONN">
            <text:p>CO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formula="of:=LEFT([.C10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formula="of:=LEFT([.C10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formula="of:=LEFT([.C10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formula="of:=LEFT([.C10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formula="of:=LEFT([.C10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formula="of:=LEFT([.C10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formula="of:=LEFT([.C10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formula="of:=LEFT([.C10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formula="of:=LEFT([.C10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/>
          <table:covered-table-cell table:formula="of:=LEFT([.C103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3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formula="of:=LEFT([.C10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formula="of:=LEFT([.C10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formula="of:=LEFT([.C10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formula="of:=LEFT([.C1041]; 4)" office:value-type="string" office:string-value="SYLV">
            <text:p>SYLV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formula="of:=LEFT([.C10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formula="of:=LEFT([.C104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formula="of:=LEFT([.C1044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formula="of:=LEFT([.C10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formula="of:=LEFT([.C10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formula="of:=LEFT([.C10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9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/>
          <table:covered-table-cell table:formula="of:=LEFT([.C1050]; 4)">
            <text:p/>
          </table:covered-table-cell>
          <table:covered-table-cell table:number-columns-repeated="3"/>
          <table:table-cell table:number-columns-repeated="1016"/>
        </table:table-row>
        <table:table-row table:style-name="ro3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formula="of:=LEFT([.C1051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formula="of:=LEFT([.C1052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formula="of:=LEFT([.C105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formula="of:=LEFT([.C105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>
            <text:p>MAVI520</text:p>
          </table:table-cell>
          <table:table-cell office:value-type="string">
            <text:p>“The jig is up, Cannoli.”</text:p>
          </table:table-cell>
          <table:table-cell table:formula="of:=LEFT([.C10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formula="of:=LEFT([.C1056]; 4)" office:value-type="string" office:string-value="CANN">
            <text:p>CANN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formula="of:=LEFT([.C10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formula="of:=LEFT([.C10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formula="of:=LEFT([.C106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formula="of:=LEFT([.C10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formula="of:=LEFT([.C106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formula="of:=LEFT([.C106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formula="of:=LEFT([.C10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formula="of:=LEFT([.C10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formula="of:=LEFT([.C10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formula="of:=LEFT([.C10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formula="of:=LEFT([.C10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formula="of:=LEFT([.C10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formula="of:=LEFT([.C107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formula="of:=LEFT([.C10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formula="of:=LEFT([.C107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formula="of:=LEFT([.C107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formula="of:=LEFT([.C10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formula="of:=LEFT([.C108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formula="of:=LEFT([.C108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3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formula="of:=LEFT([.C10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formula="of:=LEFT([.C108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formula="of:=LEFT([.C108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formula="of:=LEFT([.C10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formula="of:=LEFT([.C10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formula="of:=LEFT([.C10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formula="of:=LEFT([.C10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formula="of:=LEFT([.C10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formula="of:=LEFT([.C109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9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formula="of:=LEFT([.C10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formula="of:=LEFT([.C109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formula="of:=LEFT([.C10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formula="of:=LEFT([.C1098]; 4)" office:value-type="string" office:string-value="SYLV">
            <text:p>SYLV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formula="of:=LEFT([.C10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formula="of:=LEFT([.C110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formula="of:=LEFT([.C1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formula="of:=LEFT([.C1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formula="of:=LEFT([.C1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formula="of:=LEFT([.C1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formula="of:=LEFT([.C1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formula="of:=LEFT([.C1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formula="of:=LEFT([.C1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formula="of:=LEFT([.C1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formula="of:=LEFT([.C1112]; 4)" office:value-type="string" office:string-value="SYLV">
            <text:p>SYLV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formula="of:=LEFT([.C111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formula="of:=LEFT([.C11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formula="of:=LEFT([.C1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formula="of:=LEFT([.C11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formula="of:=LEFT([.C11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formula="of:=LEFT([.C1119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formula="of:=LEFT([.C1120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formula="of:=LEFT([.C11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formula="of:=LEFT([.C11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formula="of:=LEFT([.C11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formula="of:=LEFT([.C1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formula="of:=LEFT([.C11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formula="of:=LEFT([.C11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formula="of:=LEFT([.C1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formula="of:=LEFT([.C1128]; 4)" office:value-type="string" office:string-value="MAVI">
            <text:p>MAVI</text:p>
          </table:table-cell>
          <table:table-cell table:number-columns-repeated="1019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CANNOLI MANOR</text:p>
          </table:table-cell>
          <table:covered-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14" office:value-type="string">
            <text:p>CANNOLI INTERROGATION CUTSCEN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E AIR PUMP ON MOUTH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UT SHOES ON SELF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 THROUGH EXIT DOOR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LL VASE WITH WATER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LL WELL 6 TI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9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  <table:database-range table:name="__Anonymous_Sheet_DB__2" table:target-range-address="'ACT 1'.B1:'ACT 1'.E1048576" table:display-filter-buttons="true"/>
        <table:database-range table:target-range-address="'ACT 1'.A1:'ACT 1'.E1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5/19/2018</text:date>, <text:time>21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9T21:12:39.84</dc:date>
    <dc:creator>Ezry Bennett</dc:creator>
    <meta:editing-duration>P5DT4H54M55S</meta:editing-duration>
    <meta:editing-cycles>155</meta:editing-cycles>
    <meta:generator>OpenOffice/4.0.1$Win32 OpenOffice.org_project/401m5$Build-9714</meta:generator>
    <meta:document-statistic meta:table-count="3" meta:cell-count="3858" meta:object-count="0"/>
  </office:meta>
</office:document-meta>
</file>